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5T15:08:24</dc:date>
    <meta:editing-duration>PT17H1M7S</meta:editing-duration>
    <meta:editing-cycles>34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53" meta:character-count="1978" meta:non-whitespace-character-count="1634"/>
  </office:meta>
</office:document-meta>
</file>